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.9457in" svg:height="2.2173in" svg:x="2.6992in" svg:y="0in">
            <draw:object draw:notify-on-update-of-ranges="Sheet1.C1:Sheet1.C20 Sheet1.B1:Sheet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V20G</text:p>
          </table:table-cell>
          <table:table-cell office:value-type="float" office:value="-0.527915513234">
            <text:p>-0.527915513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V20W</text:p>
          </table:table-cell>
          <table:table-cell office:value-type="float" office:value="-0.523789472412">
            <text:p>-0.5237894724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V20M</text:p>
          </table:table-cell>
          <table:table-cell office:value-type="float" office:value="-0.466204660654">
            <text:p>-0.4662046607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20F</text:p>
          </table:table-cell>
          <table:table-cell office:value-type="float" office:value="-0.436980023833">
            <text:p>-0.436980023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V20Y</text:p>
          </table:table-cell>
          <table:table-cell office:value-type="float" office:value="-0.412526291749">
            <text:p>-0.4125262917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V20T</text:p>
          </table:table-cell>
          <table:table-cell office:value-type="float" office:value="-0.404077091731">
            <text:p>-0.4040770917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V20N</text:p>
          </table:table-cell>
          <table:table-cell office:value-type="float" office:value="-0.388830652494">
            <text:p>-0.3888306525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20D</text:p>
          </table:table-cell>
          <table:table-cell office:value-type="float" office:value="-0.373163802556">
            <text:p>-0.3731638026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V20E</text:p>
          </table:table-cell>
          <table:table-cell office:value-type="float" office:value="-0.34140731531">
            <text:p>-0.3414073153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V20C</text:p>
          </table:table-cell>
          <table:table-cell office:value-type="float" office:value="-0.2999414029">
            <text:p>-0.299941402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V20K</text:p>
          </table:table-cell>
          <table:table-cell office:value-type="float" office:value="-0.296558222549">
            <text:p>-0.2965582225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string">
            <text:p>V20S</text:p>
          </table:table-cell>
          <table:table-cell office:value-type="float" office:value="-0.294627735118">
            <text:p>-0.294627735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V20R</text:p>
          </table:table-cell>
          <table:table-cell office:value-type="float" office:value="-0.269593005273">
            <text:p>-0.269593005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V20L</text:p>
          </table:table-cell>
          <table:table-cell office:value-type="float" office:value="-0.253147614064">
            <text:p>-0.253147614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V20Q</text:p>
          </table:table-cell>
          <table:table-cell office:value-type="float" office:value="-0.225250994395">
            <text:p>-0.2252509944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V20I</text:p>
          </table:table-cell>
          <table:table-cell office:value-type="float" office:value="-0.207483845513">
            <text:p>-0.207483845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V20H</text:p>
          </table:table-cell>
          <table:table-cell office:value-type="float" office:value="-0.207152986042">
            <text:p>-0.20715298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V20A</text:p>
          </table:table-cell>
          <table:table-cell office:value-type="float" office:value="-0.158094339439">
            <text:p>-0.158094339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20V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V20P</text:p>
          </table:table-cell>
          <table:table-cell office:value-type="float" office:value="0.138598186589">
            <text:p>0.1385981866</text:p>
          </table:table-cell>
          <table:table-cell office:value-type="string">
            <text:p>P</text:p>
          </table:table-cell>
        </table:table-row>
        <table:table-row table:style-name="ro2">
          <table:table-cell table:number-columns-repeated="3"/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C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chnicholas </meta:initial-creator>
    <meta:creation-date>2014-09-09T00:56:59</meta:creation-date>
    <dc:date>2014-09-11T22:46:03</dc:date>
    <dc:creator>wchnicholas </dc:creator>
    <meta:editing-duration>PT7M24S</meta:editing-duration>
    <meta:editing-cycles>9</meta:editing-cycles>
    <meta:generator>LibreOffice/3.5$Linux_x86 LibreOffice_project/350m1$Build-2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end"/>
      <style:text-properties fo:color="#000000"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2" chart:reverse-direction="false" text:line-break="false" chart:axis-position="1"/>
      <style:text-properties fo:color="#000000" fo:font-size="10pt" fo:font-weight="bold" style:font-size-asian="10pt" style:font-size-complex="10pt"/>
    </style:style>
    <style:style style:name="ch6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23cm" svg:height="5.633cm" xlink:href=".." xlink:type="simple" chart:class="chart:bar" chart:style-name="ch1">
        <chart:plot-area chart:style-name="ch2" table:cell-range-address="Sheet1.B1:Sheet1.C20" chart:data-source-has-labels="column" svg:x="0.237cm" svg:y="0.288cm" svg:width="9.491cm" svg:height="5.146cm">
          <chartooo:coordinate-region svg:x="1.07cm" svg:y="0.936cm" svg:width="8.658cm" svg:height="4.299cm"/>
          <chart:axis chart:dimension="x" chart:name="primary-x" chart:style-name="ch3" chartooo:axis-type="auto">
            <chartooo:date-scale/>
            <chart:categories table:cell-range-address="Sheet1.C1:Sheet1.C20"/>
          </chart:axis>
          <chart:axis chart:dimension="x" chart:name="secondary-x" chart:style-name="ch4"/>
          <chart:axis chart:dimension="y" chart:name="primary-y" chart:style-name="ch5"/>
          <chart:series chart:style-name="ch6" chart:values-cell-range-address="Sheet1.B1:Sheet1.B20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</text:p>
                <draw:g>
                  <svg:desc>Sheet1.C1:Sheet1.C20</svg:desc>
                </draw:g>
              </table:table-cell>
              <table:table-cell office:value-type="float" office:value="-0.527915513234">
                <text:p>-0.527915513234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-0.523789472412">
                <text:p>-0.52378947241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-0.466204660654">
                <text:p>-0.46620466065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-0.436980023833">
                <text:p>-0.43698002383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-0.412526291749">
                <text:p>-0.41252629174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0.404077091731">
                <text:p>-0.40407709173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-0.388830652494">
                <text:p>-0.38883065249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0.373163802556">
                <text:p>-0.37316380255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-0.34140731531">
                <text:p>-0.3414073153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0.2999414029">
                <text:p>-0.299941402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-0.296558222549">
                <text:p>-0.29655822254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-0.294627735118">
                <text:p>-0.29462773511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-0.269593005273">
                <text:p>-0.2695930052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-0.253147614064">
                <text:p>-0.25314761406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-0.225250994395">
                <text:p>-0.22525099439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-0.207483845513">
                <text:p>-0.20748384551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-0.207152986042">
                <text:p>-0.20715298604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-0.158094339439">
                <text:p>-0.15809433943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138598186589">
                <text:p>0.138598186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